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fd27" officeooo:paragraph-rsid="0003fd27"/>
    </style:style>
    <style:style style:name="P2" style:family="paragraph" style:parent-style-name="Standard">
      <style:text-properties officeooo:rsid="0004fe35" officeooo:paragraph-rsid="0004fe35"/>
    </style:style>
    <style:style style:name="P3" style:family="paragraph" style:parent-style-name="Standard">
      <style:text-properties officeooo:rsid="0006b612" officeooo:paragraph-rsid="0006b612"/>
    </style:style>
    <style:style style:name="P4" style:family="paragraph" style:parent-style-name="Standard">
      <style:text-properties fo:font-size="16pt" fo:font-weight="bold" officeooo:rsid="0003fd27" officeooo:paragraph-rsid="0003fd2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03fd27" officeooo:paragraph-rsid="0003fd2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6b612" officeooo:paragraph-rsid="0006b612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7945a" officeooo:paragraph-rsid="000794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bin Karp</text:p>
      <text:p text:style-name="P1"/>
      <text:p text:style-name="P5">Description</text:p>
      <text:p text:style-name="P1">This algorithm is very similar to the naïve approach, but improves the lower bound of the algorithm through hashing.</text:p>
      <text:p text:style-name="P1"/>
      <text:p text:style-name="P1">We will stick to the following notations:</text:p>
      <text:p text:style-name="P1">S[a..b] = substring of S starting at a and ending at index b.</text:p>
      <text:p text:style-name="P1">h(S[a..b]) = hash value of S starting at a and ending at index b.</text:p>
      <text:p text:style-name="P1">S[a] = value of S at index a. The value can be represented as an integer.</text:p>
      <text:p text:style-name="P1">len(S[a..b]) = length of the substring. It is computed as 1+b-a;</text:p>
      <text:p text:style-name="P1"/>
      <text:p text:style-name="P1">Suppose that S=454541234789 and that we are searching for the pattern P=123</text:p>
      <text:p text:style-name="P1">In this case, then we could just represent each substring of length 3 as a number.</text:p>
      <text:p text:style-name="P1">For example, S[0..2] = 454. Checking whether S[0..2]==P can be done in O(1) time.</text:p>
      <text:p text:style-name="P1">Since both strings (numbers) are not equal, then we continue to the next substring which is S[1..3]. However, computing S[1..3] naively would not be any better then using the naïve string searching algorithm.</text:p>
      <text:p text:style-name="P1">We could compute the next substring in O(1) time by the following observation:</text:p>
      <text:p text:style-name="P1">S[0..2] = 454 = 4*10^2 + 5*10 + 4.</text:p>
      <text:p text:style-name="P1">=&gt; S[1..2] = S[0..2] – S[0] * 10^(len(P)-1).</text:p>
      <text:p text:style-name="P1">=&gt; S[1..3] = 10*S[1..2] + S[3]</text:p>
      <text:p text:style-name="P1">Therefore, if we pre-compute 10^(len(P)-1) then we could compute the next value in O(1) time and thus have a running time of O(N) where N is the length of the haystack (N = len(S)).</text:p>
      <text:p text:style-name="P1"/>
      <text:p text:style-name="P2">For an input alphabet of size D, then the hashes are as:</text:p>
      <text:p text:style-name="P2"/>
      <text:p text:style-name="P2">h0 = S[0]</text:p>
      <text:p text:style-name="P2">h1 = h0*D + S[1] = S[0]*D + S[1]</text:p>
      <text:p text:style-name="P2">h2 = h1*D = S[0]*D*D + S[1]*D + S[2]</text:p>
      <text:p text:style-name="P2">…</text:p>
      <text:p text:style-name="P2">hM = h(M-1)*D = S[0]*D^(M-1) + S[1]*D^(M-2) + … S[M]</text:p>
      <text:p text:style-name="P2"/>
      <text:p text:style-name="P2">where M is the length of the pattern.</text:p>
      <text:p text:style-name="P2">We could compute the transition hash by the following formula:</text:p>
      <text:p text:style-name="P2"/>
      <text:p text:style-name="P2">h(M+1) = (hM – S[0]*D^(M-1))*D + S[M+1]</text:p>
      <text:p text:style-name="P2"/>
      <text:p text:style-name="P2">Since the value of h could get big and cause an overflow, then we should compute the MOD of the hash. Any big enough prime should be good enough. </text:p>
      <text:p text:style-name="P2"/>
      <text:p text:style-name="P3">Namely, when computing the power of the given alphabet size, then we should also multiple it by MOD (some prime number).</text:p>
      <text:p text:style-name="P3"/>
      <text:p text:style-name="P3">Since we are working with hash values, then there might be a spurious hit. If both hashes are equal, then we should check also whether the substring of S and the string of P are equal. The search is done normally by just comparing each character.</text:p>
      <text:p text:style-name="P3"/>
      <text:p text:style-name="P6">Running time</text:p>
      <text:p text:style-name="P7">We have to do O(N-M+1) transitions in the string S. Checking whether one substring is equal to the pattern, can be done in O(M) time.</text:p>
      <text:p text:style-name="P7">=&gt; the running time of the algorithm is O((N-M+1)*M)</text:p>
      <text:p text:style-name="P7"><text:soft-page-break/>Since, generally we would not expect to do N-M+1 pattern checks, but rather some constant number of checks C, then the running time would be</text:p>
      <text:p text:style-name="P7">O(N-M+1 + CM) = O(N+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21:48:15.675759026</meta:creation-date>
    <meta:generator>LibreOffice/4.2.3.3$Linux_X86_64 LibreOffice_project/420m0$Build-3</meta:generator>
    <dc:date>2014-06-01T22:25:34.494007541</dc:date>
    <meta:editing-duration>PT15M43S</meta:editing-duration>
    <meta:editing-cycles>4</meta:editing-cycles>
    <meta:document-statistic meta:table-count="0" meta:image-count="0" meta:object-count="0" meta:page-count="2" meta:paragraph-count="34" meta:word-count="457" meta:character-count="2450" meta:non-whitespace-character-count="2024"/>
  </office:meta>
</office:document-meta>
</file>